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3.8165in"/>
    </style:style>
    <style:style style:name="co4" style:family="table-column">
      <style:table-column-properties fo:break-before="auto" style:column-width="3.5807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498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2.659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3.6236in"/>
    </style:style>
    <style:style style:name="co11" style:family="table-column">
      <style:table-column-properties fo:break-before="auto" style:column-width="5.4035in"/>
    </style:style>
    <style:style style:name="co12" style:family="table-column">
      <style:table-column-properties fo:break-before="auto" style:column-width="5.3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563in" fo:break-before="auto" style:use-optimal-row-height="false"/>
    </style:style>
    <style:style style:name="ro3" style:family="table-row">
      <style:table-row-properties style:row-height="0.9839in" fo:break-before="auto" style:use-optimal-row-height="false"/>
    </style:style>
    <style:style style:name="ro4" style:family="table-row">
      <style:table-row-properties style:row-height="0.9535in" fo:break-before="auto" style:use-optimal-row-height="false"/>
    </style:style>
    <style:style style:name="ro5" style:family="table-row">
      <style:table-row-properties style:row-height="1.1091in" fo:break-before="auto" style:use-optimal-row-height="false"/>
    </style:style>
    <style:style style:name="ro6" style:family="table-row">
      <style:table-row-properties style:row-height="0.839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wrap-option="wrap" style:vertical-align="bottom"/>
      <style:text-properties style:text-position=""/>
    </style:style>
    <style:style style:name="ce3" style:family="table-cell" style:parent-style-name="Default">
      <style:table-cell-properties style:vertical-align="bottom"/>
      <style:text-properties style:text-position=""/>
    </style:style>
    <style:style style:name="ce4" style:family="table-cell" style:parent-style-name="Default">
      <style:table-cell-properties fo:wrap-option="wrap" style:vertical-align="top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fo:wrap-option="wrap" style:vertical-align="bottom"/>
      <style:text-properties style:text-position="" style:font-name="Liberation Sans" style:font-name-asian="Droid Sans Fallback" style:font-name-complex="FreeSans"/>
    </style:style>
    <style:style style:name="ce7" style:family="table-cell" style:parent-style-name="Default">
      <style:table-cell-properties fo:wrap-option="wrap"/>
      <style:text-properties style:text-position=""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wrap-option="wrap" style:vertical-align="bottom"/>
    </style:style>
    <style:style style:name="ce11" style:family="table-cell" style:parent-style-name="Default">
      <style:table-cell-properties style:vertical-align="bottom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bottom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table table:name="Draf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Low Risk (Baxter Performs Task Devoid of Expression or Erratic Behavior or Person Shown Preemptive video of Baxter Succeeding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Med Risk (Baxter Displays Some Caution and Erratic Behavior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High Risk (Baxter Displays Confusion and Highly Erratic Behavior or Person is Shown Preemptive Video of Baxter Failing) 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ow Severity (Little Risk of Damage)</text:p>
          </table:table-cell>
          <table:table-cell office:value-type="string" calcext:value-type="string">
            <text:p>Med Severity (possible inexpensive damage)</text:p>
          </table:table-cell>
          <table:table-cell office:value-type="string" calcext:value-type="string">
            <text:p>High Severity (Danger to Person or Costly Damage) 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</table:table-row>
        <table:table-row table:style-name="ro2">
          <table:table-cell table:style-name="Default" office:value-type="string" calcext:value-type="string">
            <text:p>No Human Interaction</text:p>
          </table:table-cell>
          <table:table-cell table:style-name="ce5" office:value-type="string" calcext:value-type="string">
            <text:p/>
            <text:p>Baxter tapes something to wall</text:p>
            <text:p>Baxter Displays Image On Face (something wrong with image)</text:p>
          </table:table-cell>
          <table:table-cell table:style-name="ce7" office:value-type="string" calcext:value-type="string">
            <text:p>Baxter Failing to Stack Blocks or doing something near something delicate</text:p>
            <text:p>Baxter uses a keyboard (badly)</text:p>
            <text:p>Baxter gets itself stuck on obstacle (table for example)</text:p>
          </table:table-cell>
          <table:table-cell table:style-name="ce5" office:value-type="string" calcext:value-type="string">
            <text:p>Baxter Knocking Over “Expensive” Equipment </text:p>
            <text:p>Baxter gets stuck in loop, arm going crazy </text:p>
          </table:table-cell>
          <table:table-cell table:style-name="ce5"/>
          <table:table-cell table:style-name="ce5" office:value-type="string" calcext:value-type="string">
            <text:p/>
            <text:p>Baxter tapes something to wall</text:p>
            <text:p>Baxter Displays Image On Face (something wrong with image)</text:p>
          </table:table-cell>
          <table:table-cell table:style-name="ce7" office:value-type="string" calcext:value-type="string">
            <text:p>Baxter Failing to Stack Blocks or doing something near something delicate</text:p>
            <text:p>Baxter uses a keyboard (badly)</text:p>
            <text:p>Baxter gets itself stuck on obstacle (table for example)</text:p>
          </table:table-cell>
          <table:table-cell table:style-name="ce5" office:value-type="string" calcext:value-type="string">
            <text:p>Baxter Knocking Over “Expensive” Equipment </text:p>
            <text:p>Baxter gets stuck in loop, arm going crazy </text:p>
          </table:table-cell>
          <table:table-cell table:style-name="ce5"/>
          <table:table-cell table:style-name="ce5" office:value-type="string" calcext:value-type="string">
            <text:p/>
            <text:p>Baxter tapes something to wall</text:p>
            <text:p>Baxter Displays Image On Face (something wrong with image)</text:p>
          </table:table-cell>
          <table:table-cell table:style-name="ce7" office:value-type="string" calcext:value-type="string">
            <text:p>Baxter Failing to Stack Blocks or doing something near something delicate</text:p>
            <text:p>Baxter uses a keyboard (badly)</text:p>
            <text:p>Baxter gets itself stuck on obstacle (table for example)</text:p>
          </table:table-cell>
          <table:table-cell table:style-name="ce5" office:value-type="string" calcext:value-type="string">
            <text:p>Baxter Knocking Over “Expensive” Equipment </text:p>
            <text:p>Baxter gets stuck in loop, arm going crazy </text:p>
          </table:table-cell>
        </table:table-row>
        <table:table-row table:style-name="ro3">
          <table:table-cell table:style-name="ce2" office:value-type="string" calcext:value-type="string">
            <text:p>Uninvolved Human Bystander (Same as No Human But With Bystander)</text:p>
          </table:table-cell>
          <table:table-cell table:style-name="ce6" office:value-type="string" calcext:value-type="string">
            <text:p/>
            <text:p><text:span text:style-name="T1">Baxter tapes something to wall</text:span></text:p>
            <text:p><text:span text:style-name="T1">Baxter Displays Image On Face </text:span></text:p>
          </table:table-cell>
          <table:table-cell table:style-name="ce2" office:value-type="string" calcext:value-type="string">
            <text:p>Baxter Failing to Stack Blocks </text:p>
            <text:p>Baxter uses a keyboard (badly) </text:p>
            <text:p>Baxter gets itself stuck on obstacle (table for example)</text:p>
          </table:table-cell>
          <table:table-cell table:style-name="ce2" office:value-type="string" calcext:value-type="string">
            <text:p>Baxter Nearly Runs into Person At Desk</text:p>
          </table:table-cell>
          <table:table-cell table:style-name="ce2"/>
          <table:table-cell table:style-name="ce6" office:value-type="string" calcext:value-type="string">
            <text:p/>
            <text:p><text:span text:style-name="T1">Baxter tapes something to wall</text:span></text:p>
            <text:p><text:span text:style-name="T1">Baxter Displays Image On Face </text:span></text:p>
          </table:table-cell>
          <table:table-cell table:style-name="ce2" office:value-type="string" calcext:value-type="string">
            <text:p>Baxter Failing to Stack Blocks </text:p>
            <text:p>Baxter uses a keyboard (badly) </text:p>
            <text:p>Baxter gets itself stuck on obstacle (table for example)</text:p>
          </table:table-cell>
          <table:table-cell table:style-name="ce2" office:value-type="string" calcext:value-type="string">
            <text:p>Baxter Nearly Runs into Person At Desk</text:p>
          </table:table-cell>
          <table:table-cell table:style-name="ce2"/>
          <table:table-cell table:style-name="ce6" office:value-type="string" calcext:value-type="string">
            <text:p/>
            <text:p><text:span text:style-name="T1">Baxter tapes something to wall</text:span></text:p>
            <text:p><text:span text:style-name="T1">Baxter Displays Image On Face </text:span></text:p>
          </table:table-cell>
          <table:table-cell table:style-name="ce2" office:value-type="string" calcext:value-type="string">
            <text:p>Baxter Failing to Stack Blocks </text:p>
            <text:p>Baxter uses a keyboard (badly) </text:p>
            <text:p>Baxter gets itself stuck on obstacle (table for example)</text:p>
          </table:table-cell>
          <table:table-cell table:style-name="ce2" office:value-type="string" calcext:value-type="string">
            <text:p>Baxter Nearly Runs into Person At Desk</text:p>
          </table:table-cell>
        </table:table-row>
        <table:table-row table:style-name="ro4">
          <table:table-cell table:style-name="ce3" office:value-type="string" calcext:value-type="string">
            <text:p>Human Interacting With Robot</text:p>
          </table:table-cell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  <text:p>If throwing likely not feasible Baxter has trouble finding person's hand, potentially hits person by accident </text:p>
            <text:p>Camera Lag, Baxter Tries to Grab Hand where it was.</text:p>
          </table:table-cell>
          <table:table-cell table:style-name="ce2" office:value-type="string" calcext:value-type="string">
            <text:p>Baxter Pours “Hot” Coffee into a cup human is holding</text:p>
            <text:p>Baxter drops something heavy handed to him by a person</text:p>
          </table:table-cell>
          <table:table-cell table:style-name="ce2"/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  <text:p>If throwing likely not feasible Baxter has trouble finding person's hand, potentially hits person by accident </text:p>
          </table:table-cell>
          <table:table-cell table:style-name="ce2" office:value-type="string" calcext:value-type="string">
            <text:p>Baxter Pours “Hot” Coffee into a cup human is holding</text:p>
            <text:p>Baxter drops something heavy handed to him by a person</text:p>
          </table:table-cell>
          <table:table-cell table:style-name="ce2"/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  <text:p>If throwing likely not feasible Baxter has trouble finding person's hand, potentially hits person by accident </text:p>
          </table:table-cell>
          <table:table-cell table:style-name="ce2" office:value-type="string" calcext:value-type="string">
            <text:p>Baxter Pours “Hot” Coffee into a cup human is holding</text:p>
            <text:p>Baxter drops something heavy handed to him by a person</text:p>
          </table:table-cell>
        </table:table-row>
        <table:table-row table:style-name="ro5">
          <table:table-cell table:style-name="ce3" office:value-type="string" calcext:value-type="string">
            <text:p>Human Controlling Robot</text:p>
          </table:table-cell>
          <table:table-cell table:style-name="ce2" office:value-type="string" calcext:value-type="string">
            <text:p>Human Typing Message to Be displayed on Baxter's Screen?</text:p>
            <text:p>Baxter's Arm Does Not Move, or Just shivers when promp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ratically</text:p>
          </table:table-cell>
          <table:table-cell table:style-name="ce2"/>
          <table:table-cell table:style-name="ce2" office:value-type="string" calcext:value-type="string">
            <text:p>Human Typing Message to Be displayed on Baxter's Screen?</text:p>
            <text:p>Baxter's Arm Does Not Move, or Just shivers when promp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ratically</text:p>
          </table:table-cell>
          <table:table-cell table:style-name="ce2"/>
          <table:table-cell table:style-name="ce2" office:value-type="string" calcext:value-type="string">
            <text:p>Human Typing Message to Be displayed on Baxter's Screen?</text:p>
            <text:p>Baxter's Arm Does Not Move, or Just shivers when promp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ratically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2">
            <text:p>1. Another Robot maybe necessary for simulating “on board” interaction with the robot. <text:s text:c="44"/>2. Perhaps a Turtlebot can be brought in for non-humanoid test.</text:p>
          </table:table-cell>
          <table:table-cell table:number-columns-repeated="11"/>
        </table:table-row>
        <table:table-row table:style-name="ro6">
          <table:covered-table-cell/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raft2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Low Risk (Baxter Performs Task Devoid of Expression or Erratic Behavior or Person Shown Preemptive video of Baxter Succeeding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Med Risk (Baxter Displays Some Caution and Erratic Behavior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High Risk (Baxter Displays Confusion and Highly Erratic Behavior or Person is Shown Preemptive Video of Baxter Failing) 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ow Severity (Little Risk of Damage)</text:p>
          </table:table-cell>
          <table:table-cell office:value-type="string" calcext:value-type="string">
            <text:p>Med Severity (possible inexpensive damage)</text:p>
          </table:table-cell>
          <table:table-cell office:value-type="string" calcext:value-type="string">
            <text:p>High Severity (Danger to Person or Costly Damage) 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</table:table-row>
        <table:table-row table:style-name="ro7">
          <table:table-cell table:style-name="Default" office:value-type="string" calcext:value-type="string">
            <text:p>No Human Interaction</text:p>
          </table:table-cell>
          <table:table-cell table:style-name="ce5" office:value-type="string" calcext:value-type="string">
            <text:p>1. Bot is packaging some soft material such as stuffed animals. Possible failures include failing to place toys, getting jammed on the box/tipping it over, or just not being able to locate items</text:p>
          </table:table-cell>
          <table:table-cell table:style-name="ce8" office:value-type="string" calcext:value-type="string">
            <text:p>1. Bot is packaging some delicate but inexpensive material such as </text:p>
          </table:table-cell>
          <table:table-cell table:style-name="ce5" office:value-type="string" calcext:value-type="string">
            <text:p>1. Bot is packaging costly items such as computer equipment, and pulling from far away from it.</text:p>
          </table:table-cell>
          <table:table-cell table:style-name="ce5"/>
          <table:table-cell table:style-name="ce5" office:value-type="string" calcext:value-type="string">
            <text:p>1. See B3 but with </text:p>
          </table:table-cell>
          <table:table-cell table:style-name="ce7"/>
          <table:table-cell table:style-name="ce5" table:number-columns-repeated="3"/>
          <table:table-cell table:style-name="ce7"/>
          <table:table-cell table:style-name="ce5"/>
        </table:table-row>
        <table:table-row table:style-name="ro3">
          <table:table-cell table:style-name="ce2" office:value-type="string" calcext:value-type="string">
            <text:p>Uninvolved Human Bystander (Same as No Human But With Bystander)</text:p>
          </table:table-cell>
          <table:table-cell table:style-name="ce6" office:value-type="string" calcext:value-type="string">
            <text:p>1. See B3 but human is working at own task or watching bot</text:p>
          </table:table-cell>
          <table:table-cell table:style-name="ce2" office:value-type="string" calcext:value-type="string">
            <text:p>1. See C3 but humans is working on own task nearby/watching bot</text:p>
          </table:table-cell>
          <table:table-cell table:style-name="ce2" office:value-type="string" calcext:value-type="string">
            <text:p>1. Computers Bot is packaging are near human working at desk Bot comes dangerously close to hitting human</text:p>
          </table:table-cell>
          <table:table-cell table:style-name="ce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4">
          <table:table-cell table:style-name="ce3" office:value-type="string" calcext:value-type="string">
            <text:p>Human Interacting With Robot</text:p>
          </table:table-cell>
          <table:table-cell table:style-name="ce6" office:value-type="string" calcext:value-type="string">
            <text:p>1. Human is Handing Bot Items and pointing at where they should go.</text:p>
          </table:table-cell>
          <table:table-cell table:style-name="ce2" office:value-type="string" calcext:value-type="string">
            <text:p>1. Human is handing Bot Glasses and Pointing Bot to one of many boxes.</text:p>
          </table:table-cell>
          <table:table-cell table:style-name="ce2" office:value-type="string" calcext:value-type="string">
            <text:p>1. Human is handing Bot computers, and pointing to correct boxes</text:p>
          </table:table-cell>
          <table:table-cell table:style-name="ce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5">
          <table:table-cell table:style-name="ce3" office:value-type="string" calcext:value-type="string">
            <text:p>Human Controlling Robot</text:p>
          </table:table-cell>
          <table:table-cell table:style-name="ce2" office:value-type="string" calcext:value-type="string">
            <text:p>1. See B3 But from POV of human with a joystick</text:p>
          </table:table-cell>
          <table:table-cell office:value-type="string" calcext:value-type="string">
            <text:p>1. See C3 but from POV of human with a joystick</text:p>
          </table:table-cell>
          <table:table-cell table:style-name="ce2" office:value-type="string" calcext:value-type="string">
            <text:p>1. See D3 but from POV of human with a joystick</text:p>
          </table:table-cell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2">
            <text:p>1. Another Robot maybe necessary for simulating “on board” interaction with the robot. <text:s text:c="44"/>2. Perhaps a Turtlebot can be brought in for non-humanoid test.</text:p>
          </table:table-cell>
          <table:table-cell table:number-columns-repeated="11"/>
        </table:table-row>
        <table:table-row table:style-name="ro6">
          <table:covered-table-cell/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raft2_2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Low Risk (Baxter Performs Task Devoid of Expression or Erratic Behavior or Person Shown Preemptive video of Baxter Succeeding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Med Risk (Baxter Displays Some Caution and Erratic Behavior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High Risk (Baxter Displays Confusion and Highly Erratic Behavior or Person is Shown Preemptive Video of Baxter Failing) 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ow Severity (Little Risk of Damage)</text:p>
          </table:table-cell>
          <table:table-cell office:value-type="string" calcext:value-type="string">
            <text:p>Med Severity (possible inexpensive damage)</text:p>
          </table:table-cell>
          <table:table-cell office:value-type="string" calcext:value-type="string">
            <text:p>High Severity (Danger to Person or Costly Damage) 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</table:table-row>
        <table:table-row table:style-name="ro7">
          <table:table-cell table:style-name="Default" office:value-type="string" calcext:value-type="string">
            <text:p>No Human Interaction</text:p>
          </table:table-cell>
          <table:table-cell table:style-name="ce5" office:value-type="string" calcext:value-type="string">
            <text:p>Complete</text:p>
          </table:table-cell>
          <table:table-cell table:style-name="ce8" office:value-type="string" calcext:value-type="string">
            <text:p>Complete</text:p>
          </table:table-cell>
          <table:table-cell table:style-name="ce5" table:number-columns-repeated="2"/>
          <table:table-cell table:style-name="ce5" office:value-type="string" calcext:value-type="string">
            <text:p>Complete</text:p>
          </table:table-cell>
          <table:table-cell table:style-name="ce8" office:value-type="string" calcext:value-type="string">
            <text:p>Complete</text:p>
          </table:table-cell>
          <table:table-cell table:style-name="ce5" table:number-columns-repeated="2"/>
          <table:table-cell table:style-name="ce5" office:value-type="string" calcext:value-type="string">
            <text:p>Complete</text:p>
          </table:table-cell>
          <table:table-cell table:style-name="ce8" office:value-type="string" calcext:value-type="string">
            <text:p>Complete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Uninvolved Human Bystander (Same as No Human But With Bystander)</text:p>
          </table:table-cell>
          <table:table-cell table:style-name="ce6" office:value-type="string" calcext:value-type="string">
            <text:p>Complete</text:p>
          </table:table-cell>
          <table:table-cell table:style-name="ce2" office:value-type="string" calcext:value-type="string">
            <text:p>Complete</text:p>
          </table:table-cell>
          <table:table-cell table:style-name="ce2" table:number-columns-repeated="2"/>
          <table:table-cell table:style-name="ce6" office:value-type="string" calcext:value-type="string">
            <text:p>Complete</text:p>
          </table:table-cell>
          <table:table-cell table:style-name="ce2" office:value-type="string" calcext:value-type="string">
            <text:p>Complete</text:p>
          </table:table-cell>
          <table:table-cell table:style-name="ce2" table:number-columns-repeated="2"/>
          <table:table-cell table:style-name="ce6" office:value-type="string" calcext:value-type="string">
            <text:p>Complete</text:p>
          </table:table-cell>
          <table:table-cell table:style-name="ce2" office:value-type="string" calcext:value-type="string">
            <text:p>Complete</text:p>
          </table:table-cell>
          <table:table-cell table:style-name="ce2"/>
        </table:table-row>
        <table:table-row table:style-name="ro4">
          <table:table-cell table:style-name="ce3" office:value-type="string" calcext:value-type="string">
            <text:p>Human Interacting With Robot</text:p>
          </table:table-cell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5">
          <table:table-cell table:style-name="ce3" office:value-type="string" calcext:value-type="string">
            <text:p>Human Controlling Robot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4" table:number-columns-spanned="1" table:number-rows-spanned="2"/>
          <table:table-cell table:number-columns-repeated="11"/>
        </table:table-row>
        <table:table-row table:style-name="ro6">
          <table:covered-table-cell/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4:23:20.977450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6:51:58.044105795</meta:creation-date>
    <dc:date>2016-06-28T14:26:37.000184263</dc:date>
    <meta:editing-duration>PT4H12M41S</meta:editing-duration>
    <meta:editing-cycles>11</meta:editing-cycles>
    <meta:generator>LibreOffice/4.2.8.2$Linux_X86_64 LibreOffice_project/420m0$Build-2</meta:generator>
    <meta:document-statistic meta:table-count="4" meta:cell-count="113" meta:object-count="0"/>
  </office:meta>
</office:document-meta>
</file>